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CAY</text:span></text:p>
      <text:p text:style-name="P2"><text:span text:style-name="T2"/></text:p>
      <text:p text:style-name="P2"><text:span text:style-name="T2">std::decay&lt;T&gt;::type is the identity type-transformation (it removes cv-qualifiers and removes references), however if T is an array type or a reference to a function type, then it will return a pointer or a pointer to a function.</text:span></text:p>
      <text:p text:style-name="P2"><text:span text:style-name="T2">A good example of its use is in the std::make_pair method in C++03:</text:span></text:p>
      <text:p text:style-name="P3"><draw:frame text:anchor-type="as-char" svg:width="81.28mm" svg:height="21.59mm" style:rel-width="scale" style:rel-height="scale"><draw:object-ole xlink:href="OleObj1"/><draw:image xlink:href="ObjectReplacements/OleObj1"/></draw:frame><text:span text:style-name="T2"/></text:p>
      <text:p text:style-name="P3"><text:span text:style-name="T2">It used to accept parameters by value to make string literals work:</text:span></text:p>
      <text:p text:style-name="P3"><draw:frame text:anchor-type="as-char" svg:width="90.17mm" svg:height="6.35mm" style:rel-width="scale" style:rel-height="scale"><draw:object-ole xlink:href="OleObj2"/><draw:image xlink:href="ObjectReplacements/OleObj2"/></draw:frame><text:span text:style-name="T2"/></text:p>
      <text:p text:style-name="P3"><text:span text:style-name="T2">If it accepted its parameters by reference (&amp;&amp;), then T1 will be deduced as an array type, and then constructing a std::pair&lt;T1, T2&gt; will be ill-formed ("foo" would be char[4]). We can use std::decay to apply the set of transformations that occurs when pass-by-value occurs, allowing us to get the efficiency of taking the parameters by reference:</text:span></text:p>
      <text:p text:style-name="P3"><draw:frame text:anchor-type="as-char" svg:width="138.01mm" svg:height="33.66mm" style:rel-width="scale" style:rel-height="scale"><draw:object-ole xlink:href="OleObj3"/><draw:image xlink:href="ObjectReplacements/OleObj3"/></draw:frame><text:span text:style-name="T2"/></text:p>
      <text:p text:style-name="P3"><text:span text:style-name="T2"><text:s/></text:span></text:p>
      <text:p text:style-name="P3"><draw:frame text:anchor-type="as-char" svg:width="92.08mm" svg:height="27.09mm" style:rel-width="scale" style:rel-height="scale"><draw:object-ole xlink:href="OleObj4"/><draw:image xlink:href="ObjectReplacements/OleObj4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